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28f704" officeooo:paragraph-rsid="0028f704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367211" officeooo:paragraph-rsid="004b80cd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normal" officeooo:rsid="0047e527" officeooo:paragraph-rsid="0047e527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normal" officeooo:rsid="002a9f14" officeooo:paragraph-rsid="002a9f14" style:font-size-asian="8.75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fb4f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9689d" style:font-style-asian="normal" style:font-style-complex="normal"/>
    </style:style>
    <style:style style:name="T4" style:family="text">
      <style:text-properties fo:font-style="normal" officeooo:rsid="00327df7" style:font-style-asian="normal" style:font-style-complex="normal"/>
    </style:style>
    <style:style style:name="T5" style:family="text">
      <style:text-properties fo:font-style="normal" officeooo:rsid="00345031" style:font-style-asian="normal" style:font-style-complex="normal"/>
    </style:style>
    <style:style style:name="T6" style:family="text">
      <style:text-properties fo:font-style="normal" officeooo:rsid="0034efd9" style:font-style-asian="normal" style:font-style-complex="normal"/>
    </style:style>
    <style:style style:name="T7" style:family="text">
      <style:text-properties fo:font-style="normal" officeooo:rsid="0037941f" style:font-style-asian="normal" style:font-style-complex="normal"/>
    </style:style>
    <style:style style:name="T8" style:family="text">
      <style:text-properties fo:font-style="normal" officeooo:rsid="00396604" style:font-style-asian="normal" style:font-style-complex="normal"/>
    </style:style>
    <style:style style:name="T9" style:family="text">
      <style:text-properties fo:font-style="normal" officeooo:rsid="003abd5b" style:font-style-asian="normal" style:font-style-complex="normal"/>
    </style:style>
    <style:style style:name="T10" style:family="text">
      <style:text-properties fo:font-style="normal" officeooo:rsid="003e4e87" style:font-style-asian="normal" style:font-style-complex="normal"/>
    </style:style>
    <style:style style:name="T11" style:family="text">
      <style:text-properties fo:font-style="normal" officeooo:rsid="0042bb8d" style:font-style-asian="normal" style:font-style-complex="normal"/>
    </style:style>
    <style:style style:name="T12" style:family="text">
      <style:text-properties fo:font-style="normal" officeooo:rsid="004d6314" style:font-style-asian="normal" style:font-style-complex="normal"/>
    </style:style>
    <style:style style:name="T13" style:family="text">
      <style:text-properties fo:font-style="normal" officeooo:rsid="00505fcc" style:font-style-asian="normal" style:font-style-complex="normal"/>
    </style:style>
    <style:style style:name="T14" style:family="text">
      <style:text-properties fo:font-style="normal" officeooo:rsid="00519df4" style:font-style-asian="normal" style:font-style-complex="normal"/>
    </style:style>
    <style:style style:name="T15" style:family="text">
      <style:text-properties fo:font-style="normal" officeooo:rsid="0052e3af" style:font-style-asian="normal" style:font-style-complex="normal"/>
    </style:style>
    <style:style style:name="T16" style:family="text">
      <style:text-properties officeooo:rsid="003e4e87"/>
    </style:style>
    <style:style style:name="T17" style:family="text">
      <style:text-properties officeooo:rsid="004ed398"/>
    </style:style>
    <style:style style:name="T18" style:family="text">
      <style:text-properties officeooo:rsid="00519df4"/>
    </style:style>
    <style:style style:name="T19" style:family="text">
      <style:text-properties officeooo:rsid="0052e3af"/>
    </style:style>
    <style:style style:name="T20" style:family="text">
      <style:text-properties officeooo:rsid="0053d5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I</text:span><text:span text:style-name="T2">ntrodução</text:span></text:p>
      <text:p text:style-name="P4"><text:span text:style-name="T3">A</text:span><text:span text:style-name="T2"> proposta deste trabalho é </text:span><text:span text:style-name="T4">realizar testes e observar a eficiência </text:span><text:span text:style-name="T7">e o comportamento</text:span><text:span text:style-name="T2"> de alguns algoritmos de ordenação. Todos os algoritmos foram implementados em</text:span> <text:span text:style-name="T18">C,</text:span><text:span text:style-name="T14"> com </text:span><text:span text:style-name="T18">Heapsort, Quicksort</text:span><text:span text:style-name="T14"> e</text:span><text:span text:style-name="T18"> Merge Sort </text:span><text:span text:style-name="T19">e Intro</text:span><text:span text:style-name="T20">s</text:span><text:span text:style-name="T19">ort</text:span><text:span text:style-name="T14"> sendo recursivos, enquanto que</text:span><text:span text:style-name="T18"> Counting Sort</text:span><text:span text:style-name="T14"> é iterativo.</text:span><text:span text:style-name="T3"> </text:span><text:span text:style-name="T11">Os testes foram executados no Fedora Linux 39.</text:span></text:p>
      <text:p text:style-name="P4"><text:span text:style-name="T3"/></text:p>
      <text:p text:style-name="P7"><text:span text:style-name="T3">I. </text:span><text:span text:style-name="T5">Como o estudo foi feit</text:span><text:span text:style-name="T6">o</text:span></text:p>
      <text:p text:style-name="P5"><text:span text:style-name="T6">V</text:span><text:span text:style-name="T2">etores </text:span><text:span text:style-name="T8">de diferentes tamanhos foram usados de entrada para todos os algoritmos, forçando o pior e o melhor caso de cada um deles. </text:span><text:span text:style-name="T9">Se o algoritmo </text:span><text:span text:style-name="T12">tiver o mesmo desempenho no melhor e médio caso</text:span><text:span text:style-name="T10"> (e.g. </text:span><text:span text:style-name="T17">M</text:span><text:span text:style-name="T16">erge </text:span><text:span text:style-name="T17">S</text:span><text:span text:style-name="T16">ort</text:span><text:span text:style-name="T10">), </text:span><text:span text:style-name="T13">será considerado que a execução do algoritmo com valores aleatórios é o melhor cas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M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MT1" style:family="text">
      <style:text-properties officeooo:rsid="001fb4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balho 2 – Algoritmos e Estruturas de Dados II (CI1056)</text:p>
        <text:p text:style-name="MP1">Caio Eduardo Ferreira de Miranda – <text:span text:style-name="MT1">GRR20232359</text:span></text:p>
        <text:p text:style-name="MP2">Departamento de Informática – UFPR</text:p>
        <text:p text:style-name="MP3">Curitiba – PR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3:19:53.478991537</meta:creation-date>
    <dc:date>2023-11-24T00:31:49.307798457</dc:date>
    <meta:editing-duration>PT1H30M5S</meta:editing-duration>
    <meta:editing-cycles>48</meta:editing-cycles>
    <meta:generator>LibreOffice/7.6.2.1$Linux_X86_64 LibreOffice_project/60$Build-1</meta:generator>
    <meta:document-statistic meta:table-count="0" meta:image-count="0" meta:object-count="0" meta:page-count="1" meta:paragraph-count="8" meta:word-count="130" meta:character-count="803" meta:non-whitespace-character-count="677"/>
  </office:meta>
</office:document-meta>
</file>